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Te comparto una propuesta de cómo plantearía esa <text:span text:style-name="Strong_20_Emphasis">introducción evocadora</text:span> al capítulo 9 (ADN – la memoria del sistema):</text:p>
      <text:p text:style-name="Horizontal_20_Line"/>
      <text:h text:style-name="Heading_20_3" text:outline-level="3">Borrador de introducción evocadora</text:h>
      <text:p text:style-name="Text_20_body">La vida necesita recordar.<text:line-break/>Sin memoria, no habría continuidad, no habría herencia, no habría historia. Cada instante se perdería en el vacío, como una chispa aislada que se apaga al nacer. La memoria es lo que enlaza el pasado con el presente y abre el camino al futuro.</text:p>
      <text:p text:style-name="Text_20_body">En los seres vivos, esa memoria adopta la forma del <text:span text:style-name="Strong_20_Emphasis">ADN biológico</text:span>, un código inmutable que guarda las instrucciones de cada criatura. Pero en nuestro modelo, la memoria será <text:span text:style-name="Strong_20_Emphasis">el ADN lógico</text:span>, un registro exacto del estado del proceso en un momento dado. No cambia con el tiempo, no se corrige ni se borra: permanece como testigo de lo que el individuo ha sido.</text:p>
      <text:p text:style-name="Text_20_body">La memoria es mucho más que almacenamiento. Es <text:span text:style-name="Strong_20_Emphasis">la raíz del pensamiento</text:span>. Porque cada cálculo, cada resolución de un problema, requiere recordar lo que ya ha sido hecho, para no perderse, para poder avanzar. Sin memoria, la inteligencia sería imposible: no habría aprendizaje, ni exploración, ni progreso.</text:p>
      <text:p text:style-name="Text_20_body">Podemos imaginar al ADN como un <text:span text:style-name="Strong_20_Emphasis">libro secreto</text:span> en el que la vida escribe sus palabras. Cada individuo es una página, cada cadena una frase, y juntas componen el relato mayor que llamamos existencia. El libro no pertenece al individuo: pertenece a la vida. Y lo que allí se escribe es incorruptible, inmortal, parte de un tejido universal que abarca todo lo viviente.</text:p>
      <text:p text:style-name="Text_20_body">Así, el ADN no es solo una memoria: es <text:span text:style-name="Strong_20_Emphasis">la memoria del sistema</text:span>. Y en su aparente sencillez guarda el misterio de la continuidad de la vida.</text:p>
      <text:p text:style-name="Horizontal_20_Line"/>
      <text:p text:style-name="Text_20_body">Esto abre el capítulo con un tono místico y existencial, pero de inmediato nos prepara para el paso técnico: explicar qué entendemos por memoria, qué diferencia hay entre modificable/no modificable, y cómo funciona en la máquina lógica.</text:p>
      <text:p text:style-name="Text_20_body">¿Quieres que te prepare ahora la <text:span text:style-name="Strong_20_Emphasis">transición desde esta introducción hacia el desarrollo técnico</text:span> (explicación de la memoria en el sistema lógico), para que tengas el arranque del capítulo más fluid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7T17:38:19.944000000</meta:creation-date>
    <dc:date>2025-08-17T17:40:26.138000000</dc:date>
    <meta:editing-duration>PT2M6S</meta:editing-duration>
    <meta:editing-cycles>1</meta:editing-cycles>
    <meta:document-statistic meta:table-count="0" meta:image-count="0" meta:object-count="0" meta:page-count="1" meta:paragraph-count="9" meta:word-count="339" meta:character-count="2018" meta:non-whitespace-character-count="1687"/>
    <meta:generator>LibreOffice/7.3.5.2$Windows_X86_64 LibreOffice_project/184fe81b8c8c30d8b5082578aee2fed2ea847c01</meta:generator>
  </office:meta>
</office:document-meta>
</file>